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85pt"/>
    </style:style>
    <style:style style:name="co3" style:family="table-column">
      <style:table-column-properties fo:break-before="auto" style:column-width="171.3pt"/>
    </style:style>
    <style:style style:name="co4" style:family="table-column">
      <style:table-column-properties fo:break-before="auto" style:column-width="185.7pt"/>
    </style:style>
    <style:style style:name="co5" style:family="table-column">
      <style:table-column-properties fo:break-before="auto" style:column-width="197.46pt"/>
    </style:style>
    <style:style style:name="co6" style:family="table-column">
      <style:table-column-properties fo:break-before="auto" style:column-width="204.01pt"/>
    </style:style>
    <style:style style:name="co7" style:family="table-column">
      <style:table-column-properties fo:break-before="auto" style:column-width="206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14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Source Code Pr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Source Code Pr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en" style:country-asian="US" style:font-size-complex="12pt" style:language-complex="en" style:country-complex="US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Source Code Pr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style:font-size-asian="10.5pt" style:font-size-complex="10.5pt" style:font-name="Source Code Pro" fo:font-weight="normal" fo:font-style="normal" style:font-name-asian="Source Code Pro" style:font-name-complex="Source Code Pro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864.82pt" svg:height="448.72pt" svg:x="0.03pt" svg:y="0pt">
            <loext:p draw:notify-on-update-of-ranges="'gpu-100'.A2:'gpu-100'.A5 'gpu-100'.B1:'gpu-100'.B1 'gpu-100'.B2:'gpu-100'.B5 'gpu-100'.C1:'gpu-100'.C1 'gpu-100'.C2:'gpu-100'.C5 'gpu-100'.D1:'gpu-100'.D1 'gpu-100'.D2:'gpu-100'.D5 'gpu-100'.E1:'gpu-100'.E1 'gpu-100'.E2:'gpu-100'.E5 'gpu-100'.F1:'gpu-100'.F1 'gpu-100'.F2:'gpu-100'.F5 'gpu-100'.G1:'gpu-100'.G1 'gpu-100'.G2:'gpu-100'.G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pu-100" table:style-name="ta1">
        <table:shapes>
          <draw:frame draw:z-index="0" draw:style-name="gr1" draw:text-style-name="P1" svg:width="667.5pt" svg:height="439.91pt" svg:x="4pt" svg:y="241.94pt">
            <loext:p draw:notify-on-update-of-ranges="'gpu-100'.A1:'gpu-100'.A1 'gpu-100'.B1:'gpu-100'.G1 'gpu-100'.A2:'gpu-100'.A2 'gpu-100'.B2:'gpu-100'.G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40.41pt" svg:height="448.75pt" svg:x="738.91pt" svg:y="235.59pt">
            <loext:p draw:notify-on-update-of-ranges="'gpu-100'.B1:'gpu-100'.G1 'gpu-100'.A3:'gpu-100'.A3 'gpu-100'.B3:'gpu-100'.G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72.77pt" svg:height="442.69pt" svg:x="0pt" svg:y="705.88pt">
            <loext:p draw:notify-on-update-of-ranges="'gpu-100'.B1:'gpu-100'.G1 'gpu-100'.A4:'gpu-100'.A4 'gpu-100'.B4:'gpu-100'.G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735.14pt" svg:height="443.68pt" svg:x="697.86pt" svg:y="712.49pt">
            <loext:p draw:notify-on-update-of-ranges="'gpu-100'.B1:'gpu-100'.G1 'gpu-100'.A5:'gpu-100'.A5 'gpu-100'.B5:'gpu-100'.G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2">
          <table:table-cell table:style-name="ce1"/>
          <table:table-cell table:style-name="ce1" office:value-type="string" calcext:value-type="string">
            <text:p><text:s/>{24, 6, 6} * {20, 10, 10}</text:p>
          </table:table-cell>
          <table:table-cell table:style-name="ce5" office:value-type="string" calcext:value-type="string">
            <text:p><text:span text:style-name="T1"> </text:span><text:span text:style-name="T2">{64, 4, 2} * {20, 10, 10}</text:span></text:p>
          </table:table-cell>
          <table:table-cell table:style-name="ce6" office:value-type="string" calcext:value-type="string">
            <text:p>{24, 24, 1} * {20, 10, 10}</text:p>
          </table:table-cell>
          <table:table-cell table:style-name="ce6" office:value-type="string" calcext:value-type="string">
            <text:p>{64, 1, 1} * {200, 10, 20}</text:p>
          </table:table-cell>
          <table:table-cell table:style-name="ce6" office:value-type="string" calcext:value-type="string">
            <text:p><text:s/>{24, 6, 6} * {20, 10, 10}</text:p>
          </table:table-cell>
          <table:table-cell table:style-name="ce1" office:value-type="string" calcext:value-type="string">
            <text:p>CPU * 4</text:p>
          </table:table-cell>
          <table:table-cell table:style-name="ce1" table:number-columns-repeated="1017"/>
        </table:table-row>
        <table:table-row table:style-name="ro3">
          <table:table-cell office:value-type="float" office:value="1000" calcext:value-type="float">
            <text:p>1000</text:p>
          </table:table-cell>
          <table:table-cell table:style-name="ce3" office:value-type="float" office:value="1784144.23556" calcext:value-type="float">
            <text:p>1784144.23556</text:p>
          </table:table-cell>
          <table:table-cell table:style-name="ce3" office:value-type="float" office:value="2515640.68072" calcext:value-type="float">
            <text:p>2515640.68072</text:p>
          </table:table-cell>
          <table:table-cell table:style-name="ce3" office:value-type="float" office:value="2429920.48141" calcext:value-type="float">
            <text:p>2429920.48141</text:p>
          </table:table-cell>
          <table:table-cell table:style-name="ce3" office:value-type="float" office:value="544826.4845" calcext:value-type="float">
            <text:p>544826.4845</text:p>
          </table:table-cell>
          <table:table-cell table:style-name="ce3" office:value-type="float" office:value="2093920.5007" calcext:value-type="float">
            <text:p>2093920.5007</text:p>
          </table:table-cell>
          <table:table-cell table:style-name="ce3" office:value-type="float" office:value="1655246.7039" calcext:value-type="float">
            <text:p>1655246.7039</text:p>
          </table:table-cell>
          <table:table-cell table:number-columns-repeated="1017"/>
        </table:table-row>
        <table:table-row table:style-name="ro3">
          <table:table-cell office:value-type="float" office:value="10000" calcext:value-type="float">
            <text:p>10000</text:p>
          </table:table-cell>
          <table:table-cell table:style-name="ce4" office:value-type="float" office:value="2821653.74811" calcext:value-type="float">
            <text:p>2821653.74811</text:p>
          </table:table-cell>
          <table:table-cell table:style-name="ce4" office:value-type="float" office:value="3834988.05693" calcext:value-type="float">
            <text:p>3834988.05693</text:p>
          </table:table-cell>
          <table:table-cell table:style-name="ce4" office:value-type="float" office:value="3783260.84638" calcext:value-type="float">
            <text:p>3783260.84638</text:p>
          </table:table-cell>
          <table:table-cell table:style-name="ce4" office:value-type="float" office:value="2378712.28531" calcext:value-type="float">
            <text:p>2378712.28531</text:p>
          </table:table-cell>
          <table:table-cell table:style-name="ce4" office:value-type="float" office:value="3775560.59348" calcext:value-type="float">
            <text:p>3775560.59348</text:p>
          </table:table-cell>
          <table:table-cell table:style-name="ce4" office:value-type="float" office:value="2060985.44525" calcext:value-type="float">
            <text:p>2060985.44525</text:p>
          </table:table-cell>
          <table:table-cell table:number-columns-repeated="1017"/>
        </table:table-row>
        <table:table-row table:style-name="ro3">
          <table:table-cell office:value-type="float" office:value="100000" calcext:value-type="float">
            <text:p>100000</text:p>
          </table:table-cell>
          <table:table-cell table:style-name="ce4" office:value-type="float" office:value="3302514.2757" calcext:value-type="float">
            <text:p>3302514.2757</text:p>
          </table:table-cell>
          <table:table-cell table:style-name="ce4" office:value-type="float" office:value="3550150.88152" calcext:value-type="float">
            <text:p>3550150.88152</text:p>
          </table:table-cell>
          <table:table-cell table:style-name="ce4" office:value-type="float" office:value="3498887.48665" calcext:value-type="float">
            <text:p>3498887.48665</text:p>
          </table:table-cell>
          <table:table-cell table:style-name="ce4" office:value-type="float" office:value="3201500.74572" calcext:value-type="float">
            <text:p>3201500.74572</text:p>
          </table:table-cell>
          <table:table-cell table:style-name="ce4" office:value-type="float" office:value="3517398.30598" calcext:value-type="float">
            <text:p>3517398.30598</text:p>
          </table:table-cell>
          <table:table-cell table:style-name="ce4" office:value-type="float" office:value="930933.82799" calcext:value-type="float">
            <text:p>930933.82799</text:p>
          </table:table-cell>
          <table:table-cell table:number-columns-repeated="1017"/>
        </table:table-row>
        <table:table-row table:style-name="ro3">
          <table:table-cell office:value-type="float" office:value="1000000" calcext:value-type="float">
            <text:p>1000000</text:p>
          </table:table-cell>
          <table:table-cell table:style-name="ce4" office:value-type="float" office:value="1697601.17119" calcext:value-type="float">
            <text:p>1697601.17119</text:p>
          </table:table-cell>
          <table:table-cell table:style-name="ce4" office:value-type="float" office:value="1805218.07113" calcext:value-type="float">
            <text:p>1805218.07113</text:p>
          </table:table-cell>
          <table:table-cell table:style-name="ce4" office:value-type="float" office:value="1670520.36183" calcext:value-type="float">
            <text:p>1670520.36183</text:p>
          </table:table-cell>
          <table:table-cell table:style-name="ce4" office:value-type="float" office:value="1535587.42425" calcext:value-type="float">
            <text:p>1535587.42425</text:p>
          </table:table-cell>
          <table:table-cell table:style-name="ce4" office:value-type="float" office:value="1588917.46049" calcext:value-type="float">
            <text:p>1588917.46049</text:p>
          </table:table-cell>
          <table:table-cell table:style-name="ce4" office:value-type="float" office:value="1031536.46603" calcext:value-type="float">
            <text:p>1031536.46603</text:p>
          </table:table-cell>
          <table:table-cell table:number-columns-repeated="1017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9:26:06.798202777</meta:creation-date>
    <dc:date>2017-01-13T20:23:03.593505919</dc:date>
    <meta:editing-duration>PT4H54M49S</meta:editing-duration>
    <meta:editing-cycles>2</meta:editing-cycles>
    <meta:generator>LibreOffice/5.1.4.2$Linux_X86_64 LibreOffice_project/10m0$Build-2</meta:generator>
    <meta:document-statistic meta:table-count="2" meta:cell-count="3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549cm" svg:height="15.52cm" xlink:href=".." xlink:type="simple" chart:class="chart:bar" chart:style-name="ch1">
        <chart:title svg:x="5.637cm" svg:y="0.445cm" chart:style-name="ch2">
          <text:p>Batch Size 1000 - Gpu  without concurrent kernel and Cpu </text:p>
        </chart:title>
        <chart:legend chart:legend-position="end" svg:x="22.117cm" svg:y="7.469cm" style:legend-expansion="high" chart:style-name="ch3"/>
        <chart:plot-area chart:style-name="ch4" table:cell-range-address="'gpu-100'.A1:'gpu-100'.G2" chart:data-source-has-labels="both" svg:x="1.492cm" svg:y="1.54cm" svg:width="20.155cm" svg:height="12.678cm">
          <chartooo:coordinate-region svg:x="2.928cm" svg:y="1.54cm" svg:width="18.719cm" svg:height="9.603cm"/>
          <chart:axis chart:dimension="x" chart:name="primary-x" chart:style-name="ch5" chartooo:axis-type="auto">
            <chartooo:date-scale/>
            <chart:title svg:x="10.559cm" svg:y="14.529cm" chart:style-name="ch6">
              <text:p>Configuration</text:p>
            </chart:title>
            <chart:categories table:cell-range-address="'gpu-100'.B1:'gpu-100'.G1"/>
          </chart:axis>
          <chart:axis chart:dimension="y" chart:name="primary-y" chart:style-name="ch7">
            <chart:title svg:x="0.451cm" svg:y="8.741cm" chart:style-name="ch8">
              <text:p>Throughput</text:p>
            </chart:title>
            <chart:grid chart:style-name="ch9" chart:class="major"/>
          </chart:axis>
          <chart:series chart:style-name="ch10" chart:values-cell-range-address="'gpu-100'.B2:'gpu-100'.G2" chart:label-cell-address="'gpu-100'.A2:'gpu-100'.A2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{24, 6, 6} * {20, 10, 10}</text:p>
                <draw:g>
                  <svg:desc>'gpu-100'.B1:'gpu-100'.G1</svg:desc>
                </draw:g>
              </table:table-cell>
              <table:table-cell office:value-type="string">
                <text:p> {64, 4, 2} * {20, 10, 10}</text:p>
              </table:table-cell>
              <table:table-cell office:value-type="string">
                <text:p>{24, 24, 1} * {20, 10, 10}</text:p>
              </table:table-cell>
              <table:table-cell office:value-type="string">
                <text:p>{64, 1, 1} * {200, 10, 20}</text:p>
              </table:table-cell>
              <table:table-cell office:value-type="string">
                <text:p> {24, 6, 6} * {20, 10, 10}</text:p>
              </table:table-cell>
              <table:table-cell office:value-type="string">
                <text:p>CPU * 4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gpu-100'.A2:'gpu-100'.A2</svg:desc>
                </draw:g>
              </table:table-cell>
              <table:table-cell office:value-type="float" office:value="1784144.23556">
                <text:p>1784144.23556</text:p>
                <draw:g>
                  <svg:desc>'gpu-100'.B2:'gpu-100'.G2</svg:desc>
                </draw:g>
              </table:table-cell>
              <table:table-cell office:value-type="float" office:value="2515640.68072">
                <text:p>2515640.68072</text:p>
              </table:table-cell>
              <table:table-cell office:value-type="float" office:value="2429920.48141">
                <text:p>2429920.48141</text:p>
              </table:table-cell>
              <table:table-cell office:value-type="float" office:value="544826.4845">
                <text:p>544826.4845</text:p>
              </table:table-cell>
              <table:table-cell office:value-type="float" office:value="2093920.5007">
                <text:p>2093920.5007</text:p>
              </table:table-cell>
              <table:table-cell office:value-type="float" office:value="1655246.7039">
                <text:p>1655246.7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121cm" svg:height="15.832cm" xlink:href=".." xlink:type="simple" chart:class="chart:bar" chart:style-name="ch1">
        <chart:title svg:x="6.923cm" svg:y="0.451cm" chart:style-name="ch2">
          <text:p>Batch Size 10000 - Gpu without concurrent kernel and Cpu</text:p>
        </chart:title>
        <chart:legend chart:legend-position="end" svg:x="24.519cm" svg:y="7.625cm" style:legend-expansion="high" chart:style-name="ch3"/>
        <chart:plot-area chart:style-name="ch4" table:cell-range-address="'gpu-100'.B1:'gpu-100'.G1 'gpu-100'.A3:'gpu-100'.G3" chart:data-source-has-labels="both" svg:x="1.544cm" svg:y="1.552cm" svg:width="22.453cm" svg:height="12.972cm">
          <chartooo:coordinate-region svg:x="2.98cm" svg:y="1.743cm" svg:width="21.017cm" svg:height="12.15cm"/>
          <chart:axis chart:dimension="x" chart:name="primary-x" chart:style-name="ch5" chartooo:axis-type="auto">
            <chartooo:date-scale/>
            <chart:title svg:x="11.76cm" svg:y="14.841cm" chart:style-name="ch6">
              <text:p>Configuration</text:p>
            </chart:title>
            <chart:categories table:cell-range-address="'gpu-100'.B1:'gpu-100'.G1"/>
          </chart:axis>
          <chart:axis chart:dimension="y" chart:name="primary-y" chart:style-name="ch7">
            <chart:title svg:x="0.451cm" svg:y="8.9cm" chart:style-name="ch8">
              <text:p>Throughput</text:p>
            </chart:title>
            <chart:grid chart:style-name="ch9" chart:class="major"/>
          </chart:axis>
          <chart:series chart:style-name="ch10" chart:values-cell-range-address="'gpu-100'.B3:'gpu-100'.G3" chart:label-cell-address="'gpu-100'.A3:'gpu-100'.A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{24, 6, 6} * {20, 10, 10}</text:p>
                <draw:g>
                  <svg:desc>'gpu-100'.B1:'gpu-100'.G1</svg:desc>
                </draw:g>
              </table:table-cell>
              <table:table-cell office:value-type="string">
                <text:p> {64, 4, 2} * {20, 10, 10}</text:p>
              </table:table-cell>
              <table:table-cell office:value-type="string">
                <text:p>{24, 24, 1} * {20, 10, 10}</text:p>
              </table:table-cell>
              <table:table-cell office:value-type="string">
                <text:p>{64, 1, 1} * {200, 10, 20}</text:p>
              </table:table-cell>
              <table:table-cell office:value-type="string">
                <text:p> {24, 6, 6} * {20, 10, 10}</text:p>
              </table:table-cell>
              <table:table-cell office:value-type="string">
                <text:p>CPU * 4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'gpu-100'.A3:'gpu-100'.A3</svg:desc>
                </draw:g>
              </table:table-cell>
              <table:table-cell office:value-type="float" office:value="2821653.74811">
                <text:p>2821653.74811</text:p>
                <draw:g>
                  <svg:desc>'gpu-100'.B3:'gpu-100'.G3</svg:desc>
                </draw:g>
              </table:table-cell>
              <table:table-cell office:value-type="float" office:value="3834988.05693">
                <text:p>3834988.05693</text:p>
              </table:table-cell>
              <table:table-cell office:value-type="float" office:value="3783260.84638">
                <text:p>3783260.84638</text:p>
              </table:table-cell>
              <table:table-cell office:value-type="float" office:value="2378712.28531">
                <text:p>2378712.28531</text:p>
              </table:table-cell>
              <table:table-cell office:value-type="float" office:value="3775560.59348">
                <text:p>3775560.59348</text:p>
              </table:table-cell>
              <table:table-cell office:value-type="float" office:value="2060985.44525">
                <text:p>2060985.44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35cm" svg:height="15.618cm" xlink:href=".." xlink:type="simple" chart:class="chart:bar" chart:style-name="ch1">
        <chart:title svg:x="5.624cm" svg:y="0.447cm" chart:style-name="ch2">
          <text:p>Batch size 100000 - Gpu without concurrent kernel and Cpu</text:p>
        </chart:title>
        <chart:legend chart:legend-position="end" svg:x="21.964cm" svg:y="7.518cm" style:legend-expansion="high" chart:style-name="ch3"/>
        <chart:plot-area chart:style-name="ch4" table:cell-range-address="'gpu-100'.B1:'gpu-100'.G1 'gpu-100'.A4:'gpu-100'.G4" chart:data-source-has-labels="both" svg:x="1.496cm" svg:y="1.544cm" svg:width="19.994cm" svg:height="12.77cm">
          <chartooo:coordinate-region svg:x="2.932cm" svg:y="1.544cm" svg:width="18.558cm" svg:height="9.696cm"/>
          <chart:axis chart:dimension="x" chart:name="primary-x" chart:style-name="ch5" chartooo:axis-type="auto">
            <chartooo:date-scale/>
            <chart:title svg:x="10.483cm" svg:y="14.627cm" chart:style-name="ch6">
              <text:p>Configuration</text:p>
            </chart:title>
            <chart:categories table:cell-range-address="'gpu-100'.B1:'gpu-100'.G1"/>
          </chart:axis>
          <chart:axis chart:dimension="y" chart:name="primary-y" chart:style-name="ch7">
            <chart:title svg:x="0.451cm" svg:y="8.791cm" chart:style-name="ch8">
              <text:p>Throughput</text:p>
            </chart:title>
            <chart:grid chart:style-name="ch9" chart:class="major"/>
          </chart:axis>
          <chart:series chart:style-name="ch10" chart:values-cell-range-address="'gpu-100'.B4:'gpu-100'.G4" chart:label-cell-address="'gpu-100'.A4:'gpu-100'.A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{24, 6, 6} * {20, 10, 10}</text:p>
                <draw:g>
                  <svg:desc>'gpu-100'.B1:'gpu-100'.G1</svg:desc>
                </draw:g>
              </table:table-cell>
              <table:table-cell office:value-type="string">
                <text:p> {64, 4, 2} * {20, 10, 10}</text:p>
              </table:table-cell>
              <table:table-cell office:value-type="string">
                <text:p>{24, 24, 1} * {20, 10, 10}</text:p>
              </table:table-cell>
              <table:table-cell office:value-type="string">
                <text:p>{64, 1, 1} * {200, 10, 20}</text:p>
              </table:table-cell>
              <table:table-cell office:value-type="string">
                <text:p> {24, 6, 6} * {20, 10, 10}</text:p>
              </table:table-cell>
              <table:table-cell office:value-type="string">
                <text:p>CPU * 4</text:p>
              </table:table-cell>
            </table:table-row>
          </table:table-header-rows>
          <table:table-rows>
            <table:table-row>
              <table:table-cell office:value-type="string">
                <text:p>100000</text:p>
                <draw:g>
                  <svg:desc>'gpu-100'.A4:'gpu-100'.A4</svg:desc>
                </draw:g>
              </table:table-cell>
              <table:table-cell office:value-type="float" office:value="3302514.2757">
                <text:p>3302514.2757</text:p>
                <draw:g>
                  <svg:desc>'gpu-100'.B4:'gpu-100'.G4</svg:desc>
                </draw:g>
              </table:table-cell>
              <table:table-cell office:value-type="float" office:value="3550150.88152">
                <text:p>3550150.88152</text:p>
              </table:table-cell>
              <table:table-cell office:value-type="float" office:value="3498887.48665">
                <text:p>3498887.48665</text:p>
              </table:table-cell>
              <table:table-cell office:value-type="float" office:value="3201500.74572">
                <text:p>3201500.74572</text:p>
              </table:table-cell>
              <table:table-cell office:value-type="float" office:value="3517398.30598">
                <text:p>3517398.30598</text:p>
              </table:table-cell>
              <table:table-cell office:value-type="float" office:value="930933.82799">
                <text:p>930933.827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35cm" svg:height="15.653cm" xlink:href=".." xlink:type="simple" chart:class="chart:bar" chart:style-name="ch1">
        <chart:title svg:x="6.576cm" svg:y="0.448cm" chart:style-name="ch2">
          <text:p>Batch Size 1000000 - Gpu without concurrent kernel and Cpu</text:p>
        </chart:title>
        <chart:legend chart:legend-position="end" svg:x="23.995cm" svg:y="7.535cm" style:legend-expansion="high" chart:style-name="ch3"/>
        <chart:plot-area chart:style-name="ch4" table:cell-range-address="'gpu-100'.B1:'gpu-100'.G1 'gpu-100'.A5:'gpu-100'.G5" chart:data-source-has-labels="both" svg:x="1.54cm" svg:y="1.546cm" svg:width="21.937cm" svg:height="12.802cm">
          <chartooo:coordinate-region svg:x="2.976cm" svg:y="1.737cm" svg:width="20.501cm" svg:height="11.98cm"/>
          <chart:axis chart:dimension="x" chart:name="primary-x" chart:style-name="ch5" chartooo:axis-type="auto">
            <chartooo:date-scale/>
            <chart:title svg:x="11.498cm" svg:y="14.662cm" chart:style-name="ch6">
              <text:p>Configuration</text:p>
            </chart:title>
            <chart:categories table:cell-range-address="'gpu-100'.B1:'gpu-100'.G1"/>
          </chart:axis>
          <chart:axis chart:dimension="y" chart:name="primary-y" chart:style-name="ch7">
            <chart:title svg:x="0.451cm" svg:y="8.809cm" chart:style-name="ch8">
              <text:p>Throughput</text:p>
            </chart:title>
            <chart:grid chart:style-name="ch9" chart:class="major"/>
          </chart:axis>
          <chart:series chart:style-name="ch10" chart:values-cell-range-address="'gpu-100'.B5:'gpu-100'.G5" chart:label-cell-address="'gpu-100'.A5:'gpu-100'.A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{24, 6, 6} * {20, 10, 10}</text:p>
                <draw:g>
                  <svg:desc>'gpu-100'.B1:'gpu-100'.G1</svg:desc>
                </draw:g>
              </table:table-cell>
              <table:table-cell office:value-type="string">
                <text:p> {64, 4, 2} * {20, 10, 10}</text:p>
              </table:table-cell>
              <table:table-cell office:value-type="string">
                <text:p>{24, 24, 1} * {20, 10, 10}</text:p>
              </table:table-cell>
              <table:table-cell office:value-type="string">
                <text:p>{64, 1, 1} * {200, 10, 20}</text:p>
              </table:table-cell>
              <table:table-cell office:value-type="string">
                <text:p> {24, 6, 6} * {20, 10, 10}</text:p>
              </table:table-cell>
              <table:table-cell office:value-type="string">
                <text:p>CPU * 4</text:p>
              </table:table-cell>
            </table:table-row>
          </table:table-header-rows>
          <table:table-rows>
            <table:table-row>
              <table:table-cell office:value-type="string">
                <text:p>1000000</text:p>
                <draw:g>
                  <svg:desc>'gpu-100'.A5:'gpu-100'.A5</svg:desc>
                </draw:g>
              </table:table-cell>
              <table:table-cell office:value-type="float" office:value="1697601.17119">
                <text:p>1697601.17119</text:p>
                <draw:g>
                  <svg:desc>'gpu-100'.B5:'gpu-100'.G5</svg:desc>
                </draw:g>
              </table:table-cell>
              <table:table-cell office:value-type="float" office:value="1805218.07113">
                <text:p>1805218.07113</text:p>
              </table:table-cell>
              <table:table-cell office:value-type="float" office:value="1670520.36183">
                <text:p>1670520.36183</text:p>
              </table:table-cell>
              <table:table-cell office:value-type="float" office:value="1535587.42425">
                <text:p>1535587.42425</text:p>
              </table:table-cell>
              <table:table-cell office:value-type="float" office:value="1588917.46049">
                <text:p>1588917.46049</text:p>
              </table:table-cell>
              <table:table-cell office:value-type="float" office:value="1031536.46603">
                <text:p>1031536.466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51cm" svg:height="15.831cm" xlink:href=".." xlink:type="simple" chart:class="chart:bar" chart:style-name="ch1">
        <chart:title svg:x="11.129cm" svg:y="0.451cm" chart:style-name="ch2">
          <text:p>Gpu without concurrent kernel and Cpu</text:p>
        </chart:title>
        <chart:legend chart:legend-position="end" svg:x="26.411cm" svg:y="6.419cm" style:legend-expansion="high" chart:style-name="ch3"/>
        <chart:plot-area chart:style-name="ch4" table:cell-range-address="'gpu-100'.A1:'gpu-100'.G5" chart:data-source-has-labels="both" svg:x="1.632cm" svg:y="1.552cm" svg:width="24.169cm" svg:height="12.971cm">
          <chartooo:coordinate-region svg:x="3.068cm" svg:y="1.743cm" svg:width="22.733cm" svg:height="12.149cm"/>
          <chart:axis chart:dimension="x" chart:name="primary-x" chart:style-name="ch5" chartooo:axis-type="auto">
            <chartooo:date-scale/>
            <chart:title svg:x="12.812cm" svg:y="14.84cm" chart:style-name="ch6">
              <text:p>Batch Sizes</text:p>
            </chart:title>
            <chart:categories table:cell-range-address="'gpu-100'.A2:'gpu-100'.A5"/>
          </chart:axis>
          <chart:axis chart:dimension="y" chart:name="primary-y" chart:style-name="ch7">
            <chart:title svg:x="0.451cm" svg:y="8.899cm" chart:style-name="ch8">
              <text:p>Throughput</text:p>
            </chart:title>
            <chart:grid chart:style-name="ch9" chart:class="major"/>
          </chart:axis>
          <chart:series chart:style-name="ch10" chart:values-cell-range-address="'gpu-100'.B2:'gpu-100'.B5" chart:label-cell-address="'gpu-100'.B1:'gpu-100'.B1" chart:class="chart:bar">
            <chart:data-point chart:repeated="4"/>
          </chart:series>
          <chart:series chart:style-name="ch11" chart:values-cell-range-address="'gpu-100'.C2:'gpu-100'.C5" chart:label-cell-address="'gpu-100'.C1:'gpu-100'.C1" chart:class="chart:bar">
            <chart:data-point chart:repeated="4"/>
          </chart:series>
          <chart:series chart:style-name="ch12" chart:values-cell-range-address="'gpu-100'.D2:'gpu-100'.D5" chart:label-cell-address="'gpu-100'.D1:'gpu-100'.D1" chart:class="chart:bar">
            <chart:data-point chart:repeated="4"/>
          </chart:series>
          <chart:series chart:style-name="ch13" chart:values-cell-range-address="'gpu-100'.E2:'gpu-100'.E5" chart:label-cell-address="'gpu-100'.E1:'gpu-100'.E1" chart:class="chart:bar">
            <chart:data-point chart:repeated="4"/>
          </chart:series>
          <chart:series chart:style-name="ch14" chart:values-cell-range-address="'gpu-100'.F2:'gpu-100'.F5" chart:label-cell-address="'gpu-100'.F1:'gpu-100'.F1" chart:class="chart:bar">
            <chart:data-point chart:repeated="4"/>
          </chart:series>
          <chart:series chart:style-name="ch15" chart:values-cell-range-address="'gpu-100'.G2:'gpu-100'.G5" chart:label-cell-address="'gpu-100'.G1:'gpu-100'.G1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{24, 6, 6} * {20, 10, 10}</text:p>
                <draw:g>
                  <svg:desc>'gpu-100'.B1:'gpu-100'.B1</svg:desc>
                </draw:g>
              </table:table-cell>
              <table:table-cell office:value-type="string">
                <text:p> {64, 4, 2} * {20, 10, 10}</text:p>
                <draw:g>
                  <svg:desc>'gpu-100'.C1:'gpu-100'.C1</svg:desc>
                </draw:g>
              </table:table-cell>
              <table:table-cell office:value-type="string">
                <text:p>{24, 24, 1} * {20, 10, 10}</text:p>
                <draw:g>
                  <svg:desc>'gpu-100'.D1:'gpu-100'.D1</svg:desc>
                </draw:g>
              </table:table-cell>
              <table:table-cell office:value-type="string">
                <text:p>{64, 1, 1} * {200, 10, 20}</text:p>
                <draw:g>
                  <svg:desc>'gpu-100'.E1:'gpu-100'.E1</svg:desc>
                </draw:g>
              </table:table-cell>
              <table:table-cell office:value-type="string">
                <text:p> {24, 6, 6} * {20, 10, 10}</text:p>
                <draw:g>
                  <svg:desc>'gpu-100'.F1:'gpu-100'.F1</svg:desc>
                </draw:g>
              </table:table-cell>
              <table:table-cell office:value-type="string">
                <text:p>CPU * 4</text:p>
                <draw:g>
                  <svg:desc>'gpu-100'.G1:'gpu-100'.G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gpu-100'.A2:'gpu-100'.A5</svg:desc>
                </draw:g>
              </table:table-cell>
              <table:table-cell office:value-type="float" office:value="1784144.23556">
                <text:p>1784144.23556</text:p>
                <draw:g>
                  <svg:desc>'gpu-100'.B2:'gpu-100'.B5</svg:desc>
                </draw:g>
              </table:table-cell>
              <table:table-cell office:value-type="float" office:value="2515640.68072">
                <text:p>2515640.68072</text:p>
                <draw:g>
                  <svg:desc>'gpu-100'.C2:'gpu-100'.C5</svg:desc>
                </draw:g>
              </table:table-cell>
              <table:table-cell office:value-type="float" office:value="2429920.48141">
                <text:p>2429920.48141</text:p>
                <draw:g>
                  <svg:desc>'gpu-100'.D2:'gpu-100'.D5</svg:desc>
                </draw:g>
              </table:table-cell>
              <table:table-cell office:value-type="float" office:value="544826.4845">
                <text:p>544826.4845</text:p>
                <draw:g>
                  <svg:desc>'gpu-100'.E2:'gpu-100'.E5</svg:desc>
                </draw:g>
              </table:table-cell>
              <table:table-cell office:value-type="float" office:value="2093920.5007">
                <text:p>2093920.5007</text:p>
                <draw:g>
                  <svg:desc>'gpu-100'.F2:'gpu-100'.F5</svg:desc>
                </draw:g>
              </table:table-cell>
              <table:table-cell office:value-type="float" office:value="1655246.7039">
                <text:p>1655246.7039</text:p>
                <draw:g>
                  <svg:desc>'gpu-100'.G2:'gpu-100'.G5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821653.74811">
                <text:p>2821653.74811</text:p>
              </table:table-cell>
              <table:table-cell office:value-type="float" office:value="3834988.05693">
                <text:p>3834988.05693</text:p>
              </table:table-cell>
              <table:table-cell office:value-type="float" office:value="3783260.84638">
                <text:p>3783260.84638</text:p>
              </table:table-cell>
              <table:table-cell office:value-type="float" office:value="2378712.28531">
                <text:p>2378712.28531</text:p>
              </table:table-cell>
              <table:table-cell office:value-type="float" office:value="3775560.59348">
                <text:p>3775560.59348</text:p>
              </table:table-cell>
              <table:table-cell office:value-type="float" office:value="2060985.44525">
                <text:p>2060985.4452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302514.2757">
                <text:p>3302514.2757</text:p>
              </table:table-cell>
              <table:table-cell office:value-type="float" office:value="3550150.88152">
                <text:p>3550150.88152</text:p>
              </table:table-cell>
              <table:table-cell office:value-type="float" office:value="3498887.48665">
                <text:p>3498887.48665</text:p>
              </table:table-cell>
              <table:table-cell office:value-type="float" office:value="3201500.74572">
                <text:p>3201500.74572</text:p>
              </table:table-cell>
              <table:table-cell office:value-type="float" office:value="3517398.30598">
                <text:p>3517398.30598</text:p>
              </table:table-cell>
              <table:table-cell office:value-type="float" office:value="930933.82799">
                <text:p>930933.82799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697601.17119">
                <text:p>1697601.17119</text:p>
              </table:table-cell>
              <table:table-cell office:value-type="float" office:value="1805218.07113">
                <text:p>1805218.07113</text:p>
              </table:table-cell>
              <table:table-cell office:value-type="float" office:value="1670520.36183">
                <text:p>1670520.36183</text:p>
              </table:table-cell>
              <table:table-cell office:value-type="float" office:value="1535587.42425">
                <text:p>1535587.42425</text:p>
              </table:table-cell>
              <table:table-cell office:value-type="float" office:value="1588917.46049">
                <text:p>1588917.46049</text:p>
              </table:table-cell>
              <table:table-cell office:value-type="float" office:value="1031536.46603">
                <text:p>1031536.466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